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100000031DFDB867622CE44BB.png" manifest:media-type="image/png"/>
  <manifest:file-entry manifest:full-path="Pictures/100002F90000051000000510D098C07FB7A0188E.svg" manifest:media-type="image/svg+xml"/>
  <manifest:file-entry manifest:full-path="Pictures/100000010000002D0000002D6DE48969D7A94007.png" manifest:media-type="image/png"/>
  <manifest:file-entry manifest:full-path="Pictures/100001DC000004A7000004A72B993E0616711901.svg" manifest:media-type="image/svg+xml"/>
  <manifest:file-entry manifest:full-path="Pictures/10000001000002C3000002C30C32663922FF5287.png" manifest:media-type="image/png"/>
  <manifest:file-entry manifest:full-path="Pictures/10000EFC0000754A0000754AC0FF780289D0175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antasque iCursive Dk" svg:font-family="'Fantasque iCursive Dk'" style:font-pitch="variable"/>
    <style:font-face style:name="FreeSans" svg:font-family="FreeSans" style:font-family-generic="system" style:font-pitch="variable"/>
    <style:font-face style:name="Futura PT" svg:font-family="'Futura PT'" style:font-pitch="variable"/>
    <style:font-face style:name="Futura PT Bold" svg:font-family="'Futura PT Bold'" style:font-pitch="variable"/>
    <style:font-face style:name="Futura PT Demi" svg:font-family="'Futura PT Demi'" style:font-pitch="variable"/>
    <style:font-face style:name="Futura PT1" svg:font-family="'Futura PT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erriweather" svg:font-family="Merriweather" style:font-pitch="variable"/>
    <style:font-face style:name="Merriweather Black" svg:font-family="'Merriweather Black'" style:font-adornments="Black" style:font-pitch="variable"/>
    <style:font-face style:name="Merriweather Black1" svg:font-family="'Merriweather Black'" style:font-pitch="variable"/>
    <style:font-face style:name="Merriweather1" svg:font-family="Merriweather" style:font-adornments="Bold" style:font-pitch="variable"/>
    <style:font-face style:name="Noto Sans" svg:font-family="'Noto Sans'" style:font-family-generic="roman" style:font-pitch="variable"/>
    <style:font-face style:name="Operator Mono Lig Book" svg:font-family="'Operator Mono Lig Book'" style:font-pitch="variable"/>
    <style:font-face style:name="Operator Mono Lig Book1" svg:font-family="'Operator Mono Lig Book'" style:font-pitch="fixed"/>
    <style:font-face style:name="Ubuntu Medium" svg:font-family="'Ubuntu Medium'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5cm" fo:min-width="1.996cm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69cm" fo:min-width="6.949cm" draw:shadow="hidden" draw:shadow-offset-x="0.071cm" draw:shadow-offset-y="0.071cm" draw:shadow-color="#c6c6c6" draw:shadow-opacity="100%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3.842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9cm" fo:min-width="8.461cm" draw:shadow="hidden" draw:shadow-offset-x="0.071cm" draw:shadow-offset-y="0.071cm" draw:shadow-color="#c6c6c6" draw:shadow-opacity="100%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1.996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objectwithoutfill">
      <style:graphic-properties draw:stroke="solid" draw:stroke-dash="Dashed_20__28_var_29_" svg:stroke-width="0.018cm" svg:stroke-color="#b2b2b2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1.996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1.996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2.646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1.05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57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40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3cm" fo:min-width="1.99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8cm" fo:min-width="1.996cm"/>
      <style:paragraph-properties style:writing-mode="lr-tb"/>
    </style:style>
    <style:style style:name="gr34" style:family="graphic" style:parent-style-name="objectwithoutfill">
      <style:graphic-properties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46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0.44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0.623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fo:min-height="0.573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1cm" fo:min-width="1.996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0.40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0.492cm"/>
      <style:paragraph-properties style:writing-mode="lr-tb"/>
    </style:style>
    <style:style style:name="gr43" style:family="graphic" style:parent-style-name="standard">
      <style:graphic-properties draw:stroke="solid" svg:stroke-width="0.053cm" svg:stroke-color="#111111" draw:marker-start-width="0.28cm" draw:marker-end-width="0.28cm" draw:fill-color="#1c1c1c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44" style:family="graphic" style:parent-style-name="objectwithoutfill">
      <style:graphic-properties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0.573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fo:min-height="1.013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fo:min-height="0.53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5" style:family="graphic" style:parent-style-name="objectwithoutfill">
      <style:graphic-properties draw:stroke="solid" draw:stroke-dash="Dashed_20__28_var_29_" svg:stroke-width="0.018cm" svg:stroke-color="#b2b2b2" draw:marker-start-width="0.227cm" draw:marker-end-width="0.227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1.996cm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fo:min-height="0.492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fo:min-height="0.89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666666" loext:opacity="100%" style:font-name="Fantasque iCursive Dk" fo:font-size="9pt" fo:letter-spacing="0.046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333333" loext:opacity="100%" style:text-position="-33% 58%" style:font-name="Merriweather Black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>
      <style:paragraph-properties fo:margin-left="0.102cm" fo:margin-right="0cm" fo:text-indent="0cm"/>
    </style:style>
    <style:style style:name="P6" style:family="paragraph">
      <loext:graphic-properties draw:fill="none" draw:fill-color="#ffffff"/>
      <style:paragraph-properties fo:margin-left="0.102cm" fo:margin-right="0cm" fo:text-indent="0cm" style:writing-mode="lr-tb"/>
      <style:text-properties fo:color="#111111" loext:opacity="100%" style:font-name="Ubuntu Mono" fo:font-size="12pt" fo:font-style="italic" fo:font-weight="normal" style:font-size-asian="10.5pt" style:font-size-complex="10.5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Ubuntu Mono" fo:font-size="12pt" fo:font-style="italic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9" style:family="paragraph">
      <loext:graphic-properties draw:fill="none" draw:fill-color="#ffffff"/>
      <style:paragraph-properties style:writing-mode="lr-tb"/>
      <style:text-properties fo:color="#333333" loext:opacity="100%" style:font-name="Ubuntu Mono" fo:font-size="12pt" fo:font-style="normal" fo:font-weight="normal" style:font-size-asian="10.5pt" style:font-size-complex="10.5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Ubuntu Mono" fo:font-size="12pt" fo:font-style="italic" style:text-underline-style="none" style:font-size-asian="9pt" style:font-style-asian="normal" style:font-size-complex="9pt" style:font-style-complex="normal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111111" loext:opacity="100%" style:font-name="Fantasque iCursive Dk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color="#111111" loext:opacity="100%" style:font-name="Fantasque iCursive Dk" fo:font-size="11pt" fo:font-weight="bold" style:font-size-asian="11pt" style:font-weight-asian="bold" style:font-size-complex="11pt" style:font-weight-complex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fo:margin-left="0.102cm" fo:margin-right="0cm" fo:text-indent="0cm" style:writing-mode="lr-tb"/>
      <style:text-properties fo:color="#333333" loext:opacity="100%" style:font-name="Ubuntu Mono" fo:font-size="12pt" fo:font-style="italic" fo:font-weight="normal" style:font-size-asian="10.5pt" style:font-size-complex="10.5pt"/>
    </style:style>
    <style:style style:name="P16" style:family="paragraph">
      <loext:graphic-properties draw:fill="none"/>
      <style:paragraph-properties fo:text-align="center" style:writing-mode="lr-tb"/>
      <style:text-properties fo:background-color="transparent"/>
    </style:style>
    <style:style style:name="P17" style:family="paragraph">
      <loext:graphic-properties draw:fill="solid"/>
      <style:paragraph-properties fo:text-align="center" style:writing-mode="lr-tb"/>
      <style:text-properties fo:color="#111111" loext:opacity="100%" fo:font-size="15pt" style:font-size-asian="15pt" style:font-size-complex="15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666666" loext:opacity="100%" style:font-name="Fantasque iCursive Dk" fo:font-size="8pt" fo:letter-spacing="0.046cm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9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Merriweather" fo:font-size="15pt" fo:font-style="italic" style:font-size-asian="15pt" style:font-style-asian="italic" style:font-size-complex="15pt" style:font-style-complex="italic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3pt" fo:font-style="normal" style:font-size-asian="13pt" style:font-style-asian="normal" style:font-size-complex="13pt" style:font-style-complex="normal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Fantasque iCursive Dk" fo:font-size="10.5pt" style:text-underline-style="solid" style:text-underline-width="auto" style:text-underline-color="font-color" fo:font-weight="normal" style:font-size-asian="10.5pt" style:font-weight-asian="normal" style:font-size-complex="10.5pt" style:font-weight-complex="normal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Futura PT Bold" fo:font-size="10pt" fo:font-weight="bold" style:font-size-asian="10pt" style:font-weight-asian="bold" style:font-size-complex="10pt" style:font-weight-complex="bold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Ubuntu Mono" fo:font-size="11pt" fo:font-style="italic" fo:text-shadow="1pt 1pt" style:font-size-asian="11pt" style:font-style-asian="italic" style:font-size-complex="11pt" style:font-style-complex="italic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666666" loext:opacity="100%" style:font-name="Merriweather" fo:font-size="4.90000009536743pt" fo:font-style="italic" fo:font-weight="bold" style:font-size-asian="5.40000009536743pt" style:font-weight-asian="bold" style:font-size-complex="5.40000009536743pt" style:font-weight-complex="bold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666666" loext:opacity="100%" style:font-name="Merriweather" fo:font-size="4.90000009536743pt" fo:font-style="italic" fo:font-weight="bold" fo:background-color="transparent" style:font-size-asian="5.40000009536743pt" style:font-weight-asian="bold" style:font-size-complex="5.40000009536743pt" style:font-weight-complex="bold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style:font-name="Ubuntu Mono" fo:font-size="11pt" fo:font-style="italic" fo:text-shadow="1pt 1pt" style:font-size-asian="11pt" style:font-style-asian="italic" style:font-size-complex="11pt" style:font-style-complex="italic"/>
    </style:style>
    <style:style style:name="P29" style:family="paragraph">
      <loext:graphic-properties draw:fill="none" draw:fill-color="#ffffff"/>
      <style:paragraph-properties style:writing-mode="lr-tb"/>
      <style:text-properties fo:color="#111111" loext:opacity="100%" style:font-name="Ubuntu Medium" fo:font-size="11pt" fo:text-shadow="none" style:text-underline-style="none" style:font-size-asian="11pt" style:font-size-complex="11p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Fantasque iCursive Dk" fo:font-size="11pt" style:text-underline-style="none" fo:font-weight="normal" style:font-size-asian="11pt" style:font-weight-asian="normal" style:font-size-complex="11pt" style:font-weight-complex="normal"/>
    </style:style>
    <style:style style:name="P31" style:family="paragraph">
      <loext:graphic-properties draw:fill="solid"/>
      <style:paragraph-properties fo:text-align="center"/>
      <style:text-properties fo:color="#111111" loext:opacity="100%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666666" loext:opacity="100%" style:font-name="Fantasque iCursive Dk" fo:font-size="10pt" fo:letter-spacing="0.046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3" style:family="paragraph">
      <loext:graphic-properties draw:fill="none" draw:fill-color="#ffffff"/>
      <style:paragraph-properties style:writing-mode="lr-tb"/>
      <style:text-properties fo:color="#111111" loext:opacity="100%" style:font-name="Fantasque iCursive Dk" fo:font-size="12pt" fo:font-weight="bold" style:font-size-asian="12pt" style:font-weight-asian="bold" style:font-size-complex="12pt" style:font-weight-complex="bold"/>
    </style:style>
    <style:style style:name="P34" style:family="paragraph">
      <loext:graphic-properties draw:fill="solid"/>
      <style:paragraph-properties fo:text-align="center" style:writing-mode="lr-tb"/>
    </style:style>
    <style:style style:name="P35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666666" loext:opacity="100%" style:font-name="Merriweather" fo:font-size="9pt" fo:font-style="italic" style:text-underline-style="none" style:font-size-asian="9pt" style:font-style-asian="italic" style:font-size-complex="9pt" style:font-style-complex="italic"/>
    </style:style>
    <style:style style:name="P37" style:family="paragraph">
      <style:paragraph-properties fo:margin-left="0cm" fo:margin-right="0cm" fo:margin-top="0cm" fo:margin-bottom="0cm" fo:line-height="100%" fo:text-align="center" fo:text-indent="0cm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666666" loext:opacity="100%" style:font-name="Merriweather" fo:font-size="9pt" fo:font-style="italic" style:text-underline-style="none" style:font-size-asian="9pt" style:font-style-asian="italic" style:font-size-complex="9pt" style:font-style-complex="italic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111111" loext:opacity="100%" style:font-name="Fantasque iCursive Dk" fo:font-size="8pt" fo:font-style="normal" fo:font-weight="bold" fo:background-color="transparent" style:font-size-asian="9pt" style:font-weight-asian="bold" style:font-size-complex="9pt" style:font-weight-complex="bold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Fantasque iCursive Dk" fo:font-size="8pt" fo:font-style="normal" fo:font-weight="bold" fo:background-color="transparent" style:font-size-asian="9pt" style:font-weight-asian="bold" style:font-size-complex="9pt" style:font-weight-complex="bold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Merriweather" fo:font-size="8pt" fo:font-style="normal" fo:font-weight="bold" fo:background-color="transparent" style:font-size-asian="9pt" style:font-weight-asian="bold" style:font-size-complex="9pt" style:font-weight-complex="bold"/>
    </style:style>
    <style:style style:name="P42" style:family="paragraph">
      <loext:graphic-properties draw:fill="none" draw:fill-color="#ffffff"/>
      <style:paragraph-properties style:writing-mode="lr-tb"/>
      <style:text-properties fo:color="#111111" loext:opacity="100%" style:font-name="Merriweather" fo:font-size="15pt" fo:font-weight="bold" style:font-size-asian="15pt" style:font-weight-asian="bold" style:font-size-complex="15pt" style:font-weight-complex="bold"/>
    </style:style>
    <style:style style:name="P43" style:family="paragraph">
      <style:paragraph-properties fo:margin-left="0cm" fo:margin-right="0cm" fo:margin-top="0cm" fo:margin-bottom="0cm" fo:line-height="100%" fo:text-align="end" fo:text-indent="0cm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111111" loext:opacity="100%" style:font-name="Merriweather" fo:font-size="10.5pt" style:font-size-asian="10.5pt" style:font-size-complex="10.5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normal" fo:font-weight="bold" style:font-style-asian="normal" style:font-weight-asian="bold" style:font-style-complex="normal" style:font-weight-complex="bold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808080" loext:opacity="100%" style:font-name="Merriweather" fo:font-size="16pt" fo:font-style="italic" style:font-size-asian="16pt" style:font-style-asian="italic" style:font-size-complex="16pt" style:font-style-complex="italic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Fantasque iCursive Dk"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0pt" fo:font-weight="normal" style:font-size-asian="10.5pt" style:font-weight-asian="normal" style:font-size-complex="10.5pt" style:font-weight-complex="normal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Fantasque iCursive Dk" fo:font-size="11pt" style:text-underline-style="none" fo:font-weight="normal" style:font-size-asian="11pt" style:font-weight-asian="normal" style:font-size-complex="11pt" style:font-weight-complex="normal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666666" loext:opacity="100%" style:font-name="Merriweather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P51" style:family="paragraph">
      <loext:graphic-properties draw:fill-color="#1c1c1c"/>
      <style:paragraph-properties fo:text-align="center"/>
    </style:style>
    <style:style style:name="P52" style:family="paragraph">
      <loext:graphic-properties draw:fill="solid"/>
      <style:paragraph-properties fo:text-align="center"/>
    </style:style>
    <style:style style:name="P53" style:family="paragraph">
      <loext:graphic-properties draw:fill="none" draw:fill-color="#ffffff"/>
      <style:paragraph-properties style:writing-mode="lr-tb"/>
      <style:text-properties fo:color="#111111" loext:opacity="100%" style:font-name="Merriweather" fo:font-size="13pt" fo:font-weight="bold" style:font-size-asian="13pt" style:font-weight-asian="bold" style:font-size-complex="13pt" style:font-weight-complex="bold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666666" loext:opacity="100%" style:font-name="Merriweather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italic" style:font-style-asian="italic" style:font-style-complex="italic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italic" fo:font-weight="bold" style:font-style-asian="italic" style:font-weight-asian="bold" style:font-style-complex="italic" style:font-weight-complex="bold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normal" style:font-style-asian="normal" style:font-style-complex="normal"/>
    </style:style>
    <style:style style:name="P59" style:family="paragraph">
      <loext:graphic-properties draw:fill="solid"/>
      <style:paragraph-properties fo:text-align="center" style:writing-mode="lr-tb"/>
      <style:text-properties fo:color="#111111" loext:opacity="100%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Operator Mono Lig Book1" fo:font-size="13pt" style:text-underline-style="solid" style:text-underline-width="auto" style:text-underline-color="font-color" fo:background-color="transparent" style:font-size-asian="16pt" style:font-size-complex="16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Ubuntu Medium" fo:font-size="10pt" fo:font-weight="normal" style:font-size-asian="10.5pt" style:font-weight-asian="normal" style:font-size-complex="10.5pt" style:font-weight-complex="normal"/>
    </style:style>
    <style:style style:name="T1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8pt" fo:letter-spacing="0.046cm" fo:font-style="normal" fo:text-shadow="none" style:text-underline-style="none" fo:font-weight="normal" style:letter-kerning="true" fo:background-color="transparent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333333" loext:opacity="100%" style:text-outline="false" style:text-line-through-style="none" style:text-line-through-type="none" style:font-name="Merriweather" fo:font-size="12pt" fo:font-style="italic" fo:text-shadow="none" style:text-underline-style="none" fo:font-weight="bold" style:letter-kerning="true" fo:background-color="transparent" style:font-name-asian="Droid Sans Fallback" style:font-size-asian="12pt" style:font-style-asian="italic" style:font-weight-asian="bold" style:font-name-complex="FreeSans" style:font-size-complex="12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4e4e4e" loext:opacity="100%" style:text-outline="false" style:text-line-through-style="none" style:text-line-through-type="none" style:font-name="Merriweather" fo:font-size="9pt" fo:font-style="italic" fo:text-shadow="none" style:text-underline-style="none" fo:font-weight="bold" style:letter-kerning="true" fo:background-color="transparent" style:font-name-asian="Droid Sans Fallback" style:font-size-asian="9pt" style:font-style-asian="italic" style:font-weight-asian="bold" style:font-name-complex="FreeSans" style:font-size-complex="9pt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color="#111111" loext:opacity="100%" style:font-name="Ubuntu Mono" fo:font-size="12pt" fo:font-weight="normal" style:font-size-asian="9pt" style:font-size-complex="9pt"/>
    </style:style>
    <style:style style:name="T5" style:family="text">
      <style:text-properties fo:font-variant="normal" fo:text-transform="none" fo:color="#333333" loext:opacity="100%" style:text-outline="false" style:text-line-through-style="none" style:text-line-through-type="none" style:font-name="Ubuntu Mono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333333" loext:opacity="100%" style:font-name="Ubuntu Mono" fo:font-size="12pt" fo:font-style="normal" fo:font-weight="normal" style:font-size-asian="9pt" style:font-size-complex="9pt"/>
    </style:style>
    <style:style style:name="T7" style:family="text">
      <style:text-properties fo:font-variant="normal" fo:text-transform="none" fo:color="#333333" loext:opacity="100%" style:text-outline="false" style:text-line-through-style="none" style:text-line-through-type="none" style:font-name="Ubuntu Mono" fo:font-size="12pt" fo:font-style="normal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111111" loext:opacity="100%" style:text-outline="false" style:text-line-through-style="none" style:text-line-through-type="none" style:font-name="Futura PT Demi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11111" loext:opacity="100%" style:text-outline="false" style:text-line-through-style="none" style:text-line-through-type="none" style:font-name="Futura PT1" fo:font-size="32pt" fo:font-style="normal" fo:text-shadow="none" style:text-underline-style="none" fo:font-weight="bold" style:letter-kerning="true" fo:background-color="transparent" style:font-name-asian="Droid Sans Fallback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111111" loext:opacity="100%" style:font-name="Fantasque iCursive Dk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333333" loext:opacity="100%" style:font-name="Ubuntu Mono" fo:font-size="12pt" fo:font-weight="normal" style:font-size-asian="9pt" style:font-size-complex="9pt"/>
    </style:style>
    <style:style style:name="T12" style:family="text">
      <style:text-properties fo:background-color="transparent"/>
    </style:style>
    <style:style style:name="T13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9pt" fo:letter-spacing="0.046cm" fo:font-style="normal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333333" loext:opacity="100%" style:font-name="Merriweather" fo:font-size="11pt" fo:font-style="italic" style:font-size-asian="11pt" style:font-style-asian="italic" style:font-size-complex="11pt" style:font-style-complex="italic"/>
    </style:style>
    <style:style style:name="T15" style:family="text">
      <style:text-properties fo:color="#111111" loext:opacity="100%" style:font-name="Merriweather" fo:font-size="10pt" fo:font-style="normal" style:font-size-asian="10pt" style:font-style-asian="normal" style:font-size-complex="10pt" style:font-style-complex="normal"/>
    </style:style>
    <style:style style:name="T16" style:family="text">
      <style:text-properties fo:color="#111111" loext:opacity="100%" style:font-name="Merriweather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7" style:family="text">
      <style:text-properties fo:color="#333333" loext:opacity="100%" style:font-name="Fantasque iCursive Dk"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T18" style:family="text">
      <style:text-properties fo:color="#333333" loext:opacity="100%" style:font-name="Merriweather" fo:font-size="13pt" fo:font-weight="bold" style:font-size-asian="13pt" style:font-weight-asian="bold" style:font-size-complex="13pt" style:font-weight-complex="bold"/>
    </style:style>
    <style:style style:name="T19" style:family="text">
      <style:text-properties fo:color="#111111" loext:opacity="100%" style:font-name="Merriweather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0" style:family="text">
      <style:text-properties fo:color="#111111" loext:opacity="100%" style:font-name="Merriweather" fo:font-size="10pt" fo:font-style="italic" style:font-size-asian="10pt" style:font-style-asian="italic" style:font-size-complex="10pt" style:font-style-complex="italic"/>
    </style:style>
    <style:style style:name="T21" style:family="text">
      <style:text-properties fo:color="#111111" loext:opacity="100%" style:font-name="Merriweather" fo:font-size="10pt" style:font-size-asian="10pt" style:font-size-complex="10pt"/>
    </style:style>
    <style:style style:name="T22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normal" fo:text-shadow="none" style:text-underline-style="none" fo:font-weight="normal" style:letter-kerning="true" fo:background-color="transparent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italic" fo:text-shadow="none" style:text-underline-style="none" fo:font-weight="normal" style:letter-kerning="true" fo:background-color="transparent" style:font-name-asian="Droid Sans Fallback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italic" fo:text-shadow="none" style:text-underline-style="none" fo:font-weight="bold" style:letter-kerning="true" fo:background-color="transparent" style:font-name-asian="Droid Sans Fallback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normal" fo:text-shadow="none" style:text-underline-style="none" fo:font-weight="normal" style:letter-kerning="true" fo:background-color="transparent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2pt" fo:font-style="normal" fo:text-shadow="none" style:text-underline-style="solid" style:text-underline-width="auto" style:text-underline-color="font-color" fo:font-weight="normal" style:letter-kerning="true" fo:background-color="transparent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2pt" fo:font-style="normal" fo:text-shadow="none" style:text-underline-style="none" fo:font-weight="normal" style:letter-kerning="true" fo:background-color="transparent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10pt" fo:font-style="italic" fo:text-shadow="none" style:text-underline-style="none" fo:font-weight="bold" style:letter-kerning="true" fo:background-color="transparent" style:font-name-asian="Droid Sans Fallback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29" style:family="text">
      <style:text-properties fo:color="#666666" loext:opacity="100%" style:font-name="Merriweather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0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11pt" fo:font-style="italic" fo:text-shadow="none" style:text-underline-style="none" fo:font-weight="bold" style:letter-kerning="true" fo:background-color="transparent" style:font-name-asian="Droid Sans Fallback" style:font-size-asian="11pt" style:font-style-asian="italic" style:font-weight-asian="bold" style:font-name-complex="FreeSans" style:font-size-complex="11pt" style:font-style-complex="italic" style:font-weight-complex="bold" style:text-emphasize="none" style:font-relief="none" style:text-overline-style="none" style:text-overline-color="font-color"/>
    </style:style>
    <style:style style:name="T31" style:family="text">
      <style:text-properties fo:color="#808080" loext:opacity="100%" style:font-name="Merriweather" fo:font-size="10pt" fo:font-style="italic" fo:background-color="transparent" style:font-size-asian="10pt" style:font-style-asian="italic" style:font-size-complex="10pt" style:font-style-complex="italic"/>
    </style:style>
    <style:style style:name="T32" style:family="text">
      <style:text-properties fo:color="#111111" loext:opacity="100%" style:font-name="Merriweathe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italic" fo:text-shadow="none" style:text-underline-style="none" fo:font-weight="normal" style:letter-kerning="true" fo:background-color="transparent" style:font-name-asian="Droid Sans Fallback" style:font-size-asian="12pt" style:font-style-asian="italic" style:font-weight-asian="normal" style:font-name-complex="Free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111111" loext:opacity="100%" style:font-name="Merriweather" fo:font-size="11pt" fo:text-shadow="none" style:text-underline-style="none" fo:font-weight="bold" style:font-size-asian="11pt" style:font-weight-asian="bold" style:font-size-complex="11pt" style:font-weight-complex="bold"/>
    </style:style>
    <style:style style:name="T35" style:family="text">
      <style:text-properties fo:color="#333333" loext:opacity="100%" style:font-name="Fantasque iCursive Dk" fo:font-size="11pt" style:text-underline-style="none" fo:font-weight="normal" style:font-size-asian="11pt" style:font-weight-asian="normal" style:font-size-complex="11pt" style:font-weight-complex="normal"/>
    </style:style>
    <style:style style:name="T36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9pt" fo:letter-spacing="0.046cm" fo:font-style="normal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111111" loext:opacity="100%" style:font-name="Fantasque iCursive Dk" fo:font-size="13pt" fo:font-weight="bold" style:font-size-asian="13pt" style:font-weight-asian="bold" style:font-size-complex="13pt" style:font-weight-complex="bold"/>
    </style:style>
    <style:style style:name="T38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9pt" fo:font-style="italic" fo:text-shadow="none" style:text-underline-style="none" fo:font-weight="normal" style:letter-kerning="true" fo:background-color="transparent" style:font-name-asian="Droid Sans Fallback" style:font-size-asian="9pt" style:font-style-asian="italic" style:font-weight-asian="normal" style:font-name-complex="FreeSans" style:font-size-complex="9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color="#666666" loext:opacity="100%" style:font-name="Merriweather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40" style:family="text">
      <style:text-properties fo:color="#333333" loext:opacity="100%" style:font-name="Fantasque iCursive Dk" fo:font-size="10pt" fo:font-style="normal" fo:font-weight="bold" fo:background-color="transparent" style:font-size-asian="10.5pt" style:font-weight-asian="bold" style:font-size-complex="10.5pt" style:font-weight-complex="bold"/>
    </style:style>
    <style:style style:name="T41" style:family="text">
      <style:text-properties fo:color="#111111" loext:opacity="100%" style:font-name="Fantasque iCursive Dk" fo:font-size="10pt" fo:font-style="normal" fo:font-weight="bold" fo:background-color="transparent" style:font-size-asian="10.5pt" style:font-weight-asian="bold" style:font-size-complex="10.5pt" style:font-weight-complex="bold"/>
    </style:style>
    <style:style style:name="T42" style:family="text">
      <style:text-properties fo:color="#111111" loext:opacity="100%" style:font-name="Merriweather" fo:font-size="14pt" fo:font-weight="bold" style:font-size-asian="14pt" style:font-weight-asian="bold" style:font-size-complex="14pt" style:font-weight-complex="bold"/>
    </style:style>
    <style:style style:name="T43" style:family="text">
      <style:text-properties fo:color="#111111" loext:opacity="100%" style:font-name="Merriweather" fo:font-size="10.5pt" style:font-size-asian="10.5pt" style:font-size-complex="10.5pt"/>
    </style:style>
    <style:style style:name="T44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3pt" fo:font-style="normal" fo:text-shadow="none" style:text-underline-style="none" fo:font-weight="bold" style:letter-kerning="true" style:font-name-asian="Droid Sans Fallback" style:font-size-asian="13pt" style:font-style-asian="normal" style:font-weight-asian="bold" style:font-name-complex="Free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808080" loext:opacity="100%" style:text-outline="false" style:text-line-through-style="none" style:text-line-through-type="none" style:font-name="Merriweather" fo:font-size="10.5pt" fo:font-style="italic" fo:text-shadow="none" style:text-underline-style="none" fo:font-weight="normal" style:letter-kerning="true" style:font-name-asian="Droid Sans Fallback" style:font-size-asian="10.5pt" style:font-style-asian="italic" style:font-weight-asian="normal" style:font-name-complex="FreeSans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color="#111111" loext:opacity="100%" style:font-name="Merriweather" fo:font-size="10pt" fo:font-weight="normal" style:font-size-asian="10.5pt" style:font-weight-asian="normal" style:font-size-complex="10.5pt" style:font-weight-complex="normal"/>
    </style:style>
    <style:style style:name="T47" style:family="text">
      <style:text-properties fo:color="#666666" loext:opacity="100%" style:font-name="Merriweather" fo:font-size="9pt" fo:font-style="italic" style:text-underline-style="none" style:font-size-asian="9pt" style:font-style-asian="italic" style:font-size-complex="9pt" style:font-style-complex="italic"/>
    </style:style>
    <style:style style:name="T48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10.5pt" fo:font-style="italic" fo:text-shadow="none" style:text-underline-style="none" fo:font-weight="normal" style:letter-kerning="true" style:font-name-asian="Droid Sans Fallback" style:font-size-asian="10.5pt" style:font-style-asian="italic" style:font-weight-asian="normal" style:font-name-complex="FreeSans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italic" fo:text-shadow="none" style:text-underline-style="none" fo:font-weight="bold" style:letter-kerning="true" style:font-name-asian="Droid Sans Fallback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0pt" fo:font-style="normal" fo:text-shadow="none" style:text-underline-style="solid" style:text-underline-width="auto" style:text-underline-color="font-color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111111" loext:opacity="100%" style:font-name="Merriweather" fo:font-size="11pt" fo:font-weight="bold" style:font-size-asian="11pt" style:font-weight-asian="bold" style:font-size-complex="11pt" style:font-weight-complex="bold"/>
    </style:style>
    <style:style style:name="T52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style:font-name-asian="Droid Sans Fallback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color="#111111" loext:opacity="100%" style:font-name="Merriweath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54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808080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style:font-name-asian="Droid Sans Fallback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color="#111111" loext:opacity="100%"/>
    </style:style>
    <style:style style:name="T58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9pt" fo:letter-spacing="0.046cm" fo:font-style="normal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333333" loext:opacity="100%" style:text-outline="false" style:text-line-through-style="none" style:text-line-through-type="none" style:font-name="Fantasque iCursive Dk" fo:font-size="11pt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333333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808080" loext:opacity="100%" style:text-outline="false" style:text-line-through-style="none" style:text-line-through-type="none" style:font-name="Merriweather" fo:font-size="9pt" fo:font-style="italic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111111" loext:opacity="100%" style:text-outline="false" style:text-line-through-style="none" style:text-line-through-type="none" style:font-name="Ubuntu Medium" fo:font-size="10.5pt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111111" loext:opacity="100%" style:text-outline="false" style:text-line-through-style="none" style:text-line-through-type="none" style:font-name="Ubuntu Medium" fo:font-size="10pt" fo:font-style="normal" fo:text-shadow="none" style:text-underline-style="none" fo:font-weight="normal" style:letter-kerning="true" fo:background-color="transparent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111111" loext:opacity="100%" style:text-outline="false" style:text-line-through-style="none" style:text-line-through-type="none" style:font-name="Merriweather1" fo:font-size="10pt" fo:font-style="normal" fo:text-shadow="none" style:text-underline-style="none" fo:font-weight="normal" style:letter-kerning="true" fo:background-color="transparent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111111" loext:opacity="100%" style:text-outline="false" style:text-line-through-style="none" style:text-line-through-type="none" style:font-name="Merriweather1" fo:font-size="10pt" fo:font-style="italic" fo:text-shadow="none" style:text-underline-style="none" fo:font-weight="normal" style:letter-kerning="true" fo:background-color="transparent" style:font-name-asian="Droid Sans Fallback" style:font-size-asian="10.5pt" style:font-style-asian="italic" style:font-weight-asian="normal" style:font-name-complex="FreeSans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color="#111111" loext:opacity="100%" style:font-name="Merriweather1" fo:font-size="10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68" style:family="text">
      <style:text-properties fo:color="#111111" loext:opacity="100%" style:font-name="Merriweather1" fo:font-size="10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T69" style:family="text">
      <style:text-properties fo:color="#111111" loext:opacity="100%" style:font-name="Merriweather1" fo:font-size="10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70" style:family="text">
      <style:text-properties fo:color="#111111" loext:opacity="100%" style:font-name="Ubuntu Medium" fo:font-size="10.5pt" fo:font-weight="normal" style:font-size-asian="11pt" style:font-weight-asian="normal" style:font-size-complex="11pt" style:font-weight-complex="normal"/>
    </style:style>
    <style:style style:name="T71" style:family="text">
      <style:text-properties fo:color="#111111" loext:opacity="100%" style:font-name="Ubuntu Medium" fo:font-size="10pt" fo:font-weight="normal" style:font-size-asian="10.5pt" style:font-weight-asian="normal" style:font-size-complex="10.5pt" style:font-weight-complex="normal"/>
    </style:style>
    <style:style style:name="T72" style:family="text">
      <style:text-properties fo:color="#111111" loext:opacity="100%" style:font-name="Merriweather1" fo:font-size="10pt" fo:font-weight="normal" style:font-size-asian="10.5pt" style:font-weight-asian="normal" style:font-size-complex="10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 1" draw:style-name="dp1" draw:master-page-name="Default">
        <draw:frame draw:style-name="gr1" draw:text-style-name="P2" draw:layer="layout" svg:width="2.597cm" svg:height="0.535cm" svg:x="0.797cm" svg:y="3.401cm">
          <draw:text-box>
            <text:p text:style-name="P1"><text:span text:style-name="T1">Summary</text:span></text:p>
          </draw:text-box>
        </draw:frame>
        <draw:frame draw:style-name="gr2" draw:text-style-name="P4" draw:layer="layout" svg:width="7.449cm" svg:height="0.919cm" svg:x="0.82cm" svg:y="2.101cm">
          <draw:text-box>
            <text:p text:style-name="P3"><text:span text:style-name="T2">Software Engineer </text:span><text:span text:style-name="T3">(Frontend developer)</text:span></text:p>
          </draw:text-box>
        </draw:frame>
        <draw:frame draw:style-name="gr3" draw:text-style-name="P6" draw:layer="layout" svg:width="3.775cm" svg:height="0.674cm" svg:x="1.138cm" svg:y="0.376cm">
          <draw:text-box>
            <text:p text:style-name="P5"><text:span text:style-name="T4">Cairo, Egypt</text:span></text:p>
          </draw:text-box>
        </draw:frame>
        <draw:frame draw:style-name="gr4" draw:text-style-name="P8" draw:layer="layout" svg:width="2.605cm" svg:height="0.674cm" svg:x="13.212cm" svg:y="0.407cm">
          <draw:text-box>
            <text:p text:style-name="P7"><text:span text:style-name="T5"><text:a xlink:href="https://www.linkedin.com/in/salihcodev" xlink:type="simple">linkedIn</text:a></text:span></text:p>
          </draw:text-box>
        </draw:frame>
        <draw:frame draw:style-name="gr3" draw:text-style-name="P9" draw:layer="layout" svg:width="5.461cm" svg:height="0.674cm" svg:x="4.237cm" svg:y="0.373cm">
          <draw:text-box>
            <text:p><text:span text:style-name="T6"><text:a xlink:href="mailto:ahmedsalihdev@gmail.com" xlink:type="simple">ahmedsalihdev@gmail.com</text:a></text:span></text:p>
          </draw:text-box>
        </draw:frame>
        <draw:frame draw:style-name="gr5" draw:text-style-name="P10" draw:layer="layout" svg:width="2.284cm" svg:height="0.674cm" svg:x="15.466cm" svg:y="0.396cm">
          <draw:text-box>
            <text:p text:style-name="P7"><text:span text:style-name="T7"><text:a xlink:href="https://t.me/salihcodev" xlink:type="simple">telegram</text:a></text:span></text:p>
          </draw:text-box>
        </draw:frame>
        <draw:frame draw:style-name="gr6" draw:text-style-name="P10" draw:layer="layout" svg:width="2.328cm" svg:height="0.674cm" svg:x="18.322cm" svg:y="0.413cm">
          <draw:text-box>
            <text:p text:style-name="P7"><text:span text:style-name="T7"><text:a xlink:href="https://salih.netlify.app/me" xlink:type="simple">website</text:a></text:span></text:p>
          </draw:text-box>
        </draw:frame>
        <draw:frame draw:style-name="gr7" draw:text-style-name="P12" draw:layer="layout" svg:width="8.961cm" svg:height="1.699cm" svg:x="0.822cm" svg:y="0.955cm">
          <draw:text-box>
            <text:p text:style-name="P11"><text:span text:style-name="T8">A</text:span><text:span text:style-name="T8">h</text:span><text:span text:style-name="T8">m</text:span><text:span text:style-name="T8">a</text:span><text:span text:style-name="T8">d</text:span><text:span text:style-name="T9"> </text:span><text:span text:style-name="T9">S</text:span><text:span text:style-name="T9">al</text:span><text:span text:style-name="T9">ih</text:span></text:p>
          </draw:text-box>
        </draw:frame>
        <draw:frame draw:style-name="gr8" draw:text-style-name="P13" draw:layer="layout" svg:width="2.918cm" svg:height="0.746cm" svg:x="0.793cm" svg:y="2.967cm">
          <draw:text-box>
            <text:p><text:span text:style-name="T10">About Me </text:span><text:span text:style-name="T10"><text:s/></text:span></text:p>
          </draw:text-box>
        </draw:frame>
        <draw:frame draw:style-name="gr9" draw:text-style-name="P14" draw:layer="layout" svg:width="0.746cm" svg:height="0.746cm" svg:x="0.274cm" svg:y="0.252cm">
          <draw:image xlink:href="Pictures/10000EFC0000754A0000754AC0FF780289D0175B.svg" xlink:type="simple" xlink:show="embed" xlink:actuate="onLoad" draw:mime-type="image/svg+xml">
            <text:p/>
          </draw:image>
          <draw:image xlink:href="Pictures/10000001000002C3000002C30C32663922FF5287.png" xlink:type="simple" xlink:show="embed" xlink:actuate="onLoad" draw:mime-type="image/png"/>
        </draw:frame>
        <draw:frame draw:style-name="gr3" draw:text-style-name="P15" draw:layer="layout" svg:width="3.775cm" svg:height="0.674cm" svg:x="9.606cm" svg:y="0.381cm">
          <draw:text-box>
            <text:p text:style-name="P5"><text:span text:style-name="T11"><text:a xlink:href="tel:+20%201096477631" xlink:type="simple">+20 1096477631</text:a></text:span></text:p>
          </draw:text-box>
        </draw:frame>
        <draw:frame draw:style-name="gr10" draw:text-style-name="P16" draw:layer="layout" svg:width="0.457cm" svg:height="0.457cm" svg:x="18.022cm" svg:y="0.542cm">
          <draw:image xlink:href="Pictures/100001DC000004A7000004A72B993E0616711901.svg" xlink:type="simple" xlink:show="embed" xlink:actuate="onLoad" draw:mime-type="image/svg+xml">
            <text:p text:style-name="P11"><text:span text:style-name="T12"><text:s/></text:span></text:p>
          </draw:image>
          <draw:image xlink:href="Pictures/100000010000002D0000002D6DE48969D7A94007.png" xlink:type="simple" xlink:show="embed" xlink:actuate="onLoad" draw:mime-type="image/png"/>
        </draw:frame>
        <draw:line draw:style-name="gr11" draw:text-style-name="P17" draw:layer="layout" svg:x1="6.251cm" svg:y1="8.354cm" svg:x2="20.367cm" svg:y2="8.354cm">
          <text:p/>
        </draw:line>
        <draw:frame draw:style-name="gr12" draw:text-style-name="P18" draw:layer="layout" svg:width="2.948cm" svg:height="0.64cm" svg:x="0.763cm" svg:y="8.355cm">
          <draw:text-box>
            <text:p text:style-name="P1"><text:span text:style-name="T13">Projects</text:span></text:p>
          </draw:text-box>
        </draw:frame>
        <draw:frame draw:style-name="gr8" draw:text-style-name="P13" draw:layer="layout" svg:width="5.933cm" svg:height="0.746cm" svg:x="0.718cm" svg:y="7.904cm">
          <draw:text-box>
            <text:p><text:span text:style-name="T10">Techn</text:span><text:span text:style-name="T10">ical </text:span><text:span text:style-name="T10">Exper</text:span><text:span text:style-name="T10">ience</text:span></text:p>
          </draw:text-box>
        </draw:frame>
        <draw:frame draw:style-name="gr13" draw:text-style-name="P20" draw:layer="layout" svg:width="18.771cm" svg:height="0.742cm" svg:x="1.144cm" svg:y="10.089cm">
          <draw:text-box>
            <text:p text:style-name="P19"><text:span text:style-name="T14">A Platform that helps people to sell their products online.</text:span></text:p>
          </draw:text-box>
        </draw:frame>
        <draw:frame draw:style-name="gr14" draw:text-style-name="P22" draw:layer="layout" svg:width="18.72cm" svg:height="0.696cm" svg:x="1.185cm" svg:y="11.371cm">
          <draw:text-box>
            <text:list text:style-name="L2">
              <text:list-item>
                <text:p text:style-name="P21"><text:span text:style-name="T15">Achieved </text:span><text:span text:style-name="T16">authorizing</text:span><text:span text:style-name="T15">/</text:span><text:span text:style-name="T16">a</text:span><text:span text:style-name="T16">uthenticating</text:span><text:span text:style-name="T15"> </text:span><text:span text:style-name="T15">for users.</text:span></text:p>
              </text:list-item>
            </text:list>
          </draw:text-box>
        </draw:frame>
        <draw:a xlink:href="https://github.com/salihcodev/fullcart" xlink:type="simple" xlink:show="embed">
          <draw:frame draw:style-name="gr15" draw:text-style-name="P23" draw:layer="layout" svg:width="13.135cm" svg:height="0.725cm" svg:x="0.982cm" svg:y="9.567cm">
            <draw:text-box>
              <text:p text:style-name="P21"><text:span text:style-name="T17"><text:a xlink:href="https://github.com/salihcodev/fullcart" xlink:type="simple">https://github.com/salihcodev/fullcart</text:a></text:span></text:p>
            </draw:text-box>
          </draw:frame>
        </draw:a>
        <draw:frame draw:style-name="gr16" draw:text-style-name="P24" draw:layer="layout" svg:width="2.51cm" svg:height="0.835cm" svg:x="0.757cm" svg:y="8.868cm">
          <draw:text-box>
            <text:p text:style-name="P19"><text:span text:style-name="T18"><text:a xlink:href="https://fullcart.netlify.app/" xlink:type="simple">Fullcart</text:a></text:span></text:p>
          </draw:text-box>
        </draw:frame>
        <draw:frame draw:style-name="gr17" draw:text-style-name="P22" draw:layer="layout" svg:width="18.72cm" svg:height="0.696cm" svg:x="1.185cm" svg:y="12.795cm">
          <draw:text-box>
            <text:list text:style-name="L2">
              <text:list-item>
                <text:p text:style-name="P21"><text:span text:style-name="T15">Implemented </text:span><text:span text:style-name="T15">a </text:span><text:span text:style-name="T19">fully </text:span><text:span text:style-name="T19">functional</text:span><text:span text:style-name="T16"> </text:span><text:span text:style-name="T16">dashboard</text:span><text:span text:style-name="T15"> to </text:span><text:span text:style-name="T15">make every </text:span><text:span text:style-name="T15">supplier </text:span><text:span text:style-name="T20">manage</text:span><text:span text:style-name="T15"> their </text:span><text:span text:style-name="T15">products.</text:span></text:p>
              </text:list-item>
            </text:list>
          </draw:text-box>
        </draw:frame>
        <draw:frame draw:style-name="gr18" draw:text-style-name="P22" draw:layer="layout" svg:width="18.72cm" svg:height="0.696cm" svg:x="1.185cm" svg:y="14.175cm">
          <draw:text-box>
            <text:list text:style-name="L2">
              <text:list-item>
                <text:p text:style-name="P21"><text:span text:style-name="T15">Cart, wish list </text:span><text:span text:style-name="T15">and checkout </text:span><text:span text:style-name="T15">page.</text:span></text:p>
              </text:list-item>
            </text:list>
          </draw:text-box>
        </draw:frame>
        <draw:frame draw:style-name="gr19" draw:text-style-name="P22" draw:layer="layout" svg:width="18.72cm" svg:height="0.696cm" svg:x="1.185cm" svg:y="15.675cm">
          <draw:text-box>
            <text:list text:style-name="L2">
              <text:list-item>
                <text:p text:style-name="P21"><text:span text:style-name="T21">Built single </text:span><text:span text:style-name="T21">product page </text:span><text:span text:style-name="T21">that contains </text:span><text:span text:style-name="T16">full details, </text:span><text:span text:style-name="T16">reviews </text:span><text:span text:style-name="T16">(categorized </text:span><text:span text:style-name="T16">reviews), and </text:span><text:span text:style-name="T16">basic supplier </text:span><text:span text:style-name="T16">info</text:span><text:span text:style-name="T21">.</text:span></text:p>
              </text:list-item>
            </text:list>
          </draw:text-box>
        </draw:frame>
        <draw:frame draw:style-name="gr20" draw:text-style-name="P22" draw:layer="layout" svg:width="18.72cm" svg:height="0.696cm" svg:x="1.185cm" svg:y="11.871cm">
          <draw:text-box>
            <text:list text:style-name="L2">
              <text:list-item>
                <text:p text:style-name="P21"><text:span text:style-name="T22">Built </text:span><text:span text:style-name="T23">role</text:span><text:span text:style-name="T22"> system for the users’ </text:span><text:span text:style-name="T24">customers/suppliers</text:span></text:p>
              </text:list-item>
            </text:list>
          </draw:text-box>
        </draw:frame>
        <draw:frame draw:style-name="gr21" draw:text-style-name="P25" draw:layer="layout" svg:width="19.541cm" svg:height="2.896cm" svg:x="0.826cm" svg:y="3.819cm">
          <draw:text-box>
            <text:p text:style-name="P21"><text:span text:style-name="T25">Ahmad is experienced frontend </text:span><text:span text:style-name="T25">developer with a strong background in </text:span><text:span text:style-name="T26">ReactJS</text:span><text:span text:style-name="T25"> and modern</text:span></text:p>
            <text:p text:style-name="P21"><text:span text:style-name="T25">web development technologies. </text:span><text:span text:style-name="T25">Proficient in technologies such as </text:span><text:span text:style-name="T26">ES6+ </text:span><text:span text:style-name="T26">(Typescript)</text:span><text:span text:style-name="T25">, </text:span><text:span text:style-name="T26">GatsbyJS</text:span><text:span text:style-name="T25">, </text:span><text:span text:style-name="T26">Pug/Jade</text:span><text:span text:style-name="T25">, </text:span><text:span text:style-name="T26">Sass</text:span><text:span text:style-name="T25">, </text:span><text:span text:style-name="T26">Webpack</text:span><text:span text:style-name="T25">, </text:span><text:span text:style-name="T26">Vite</text:span><text:span text:style-name="T27">,</text:span><text:span text:style-name="T25"> and much more. Also </text:span><text:span text:style-name="T25">Experienced in Backend technologies </text:span><text:span text:style-name="T25">like </text:span><text:span text:style-name="T26">NodeJS</text:span><text:span text:style-name="T25">, </text:span><text:span text:style-name="T26">ExpressJS</text:span><text:span text:style-name="T25">, </text:span><text:span text:style-name="T26">MongoDB</text:span><text:span text:style-name="T25">, </text:span><text:span text:style-name="T26">SQL</text:span><text:span text:style-name="T25">, </text:span><text:span text:style-name="T26">Postgresql</text:span><text:span text:style-name="T25">. And he has hands-on </text:span><text:span text:style-name="T25">building CI/CD pipelines with </text:span><text:span text:style-name="T26">Docker</text:span><text:span text:style-name="T25"> and </text:span><text:span text:style-name="T25">tools such as Circle CI, Travis CI, and </text:span><text:span text:style-name="T25">GitHub Actions.</text:span></text:p>
          </draw:text-box>
        </draw:frame>
        <draw:frame draw:style-name="gr22" draw:text-style-name="P26" draw:layer="layout" svg:width="5.448cm" svg:height="0.696cm" svg:x="3.408cm" svg:y="8.945cm">
          <draw:text-box>
            <text:p text:style-name="P19"><text:span text:style-name="T28">( e Commercial platform</text:span><text:span text:style-name="T29">)</text:span></text:p>
          </draw:text-box>
        </draw:frame>
        <draw:frame draw:style-name="gr23" draw:text-style-name="P27" draw:layer="layout" svg:width="5.448cm" svg:height="0.742cm" svg:x="1.156cm" svg:y="10.771cm">
          <draw:text-box>
            <text:p text:style-name="P19"><text:span text:style-name="T30"><text:s/></text:span><text:span text:style-name="T30">Key features :</text:span></text:p>
          </draw:text-box>
        </draw:frame>
        <draw:frame draw:style-name="gr24" draw:text-style-name="P22" draw:layer="layout" svg:width="18.72cm" svg:height="0.696cm" svg:x="1.185cm" svg:y="14.675cm">
          <draw:text-box>
            <text:list text:style-name="L2">
              <text:list-item>
                <text:p text:style-name="P21"><text:span text:style-name="T15">Developed a </text:span><text:span text:style-name="T15">notifications </text:span><text:span text:style-name="T15">system to </text:span><text:span text:style-name="T15">respond to </text:span><text:span text:style-name="T15">orders and </text:span><text:span text:style-name="T15">anything else </text:span><text:span text:style-name="T15">that should </text:span><text:span text:style-name="T15">be notified. <text:s text:c="2"/></text:span><text:span text:style-name="T31">WIP</text:span></text:p>
              </text:list-item>
            </text:list>
          </draw:text-box>
        </draw:frame>
        <draw:frame draw:style-name="gr25" draw:text-style-name="P22" draw:layer="layout" svg:width="18.72cm" svg:height="0.696cm" svg:x="1.185cm" svg:y="15.175cm">
          <draw:text-box>
            <text:list text:style-name="L2">
              <text:list-item>
                <text:p text:style-name="P19"><text:span text:style-name="T22">Chat to keep </text:span><text:span text:style-name="T22">in touch with </text:span><text:span text:style-name="T22">your order. <text:s text:c="2"/></text:span><text:span text:style-name="T31">WIP</text:span></text:p>
              </text:list-item>
            </text:list>
          </draw:text-box>
        </draw:frame>
        <draw:frame draw:style-name="gr26" draw:text-style-name="P22" draw:layer="layout" svg:width="18.72cm" svg:height="0.696cm" svg:x="1.185cm" svg:y="13.719cm">
          <draw:text-box>
            <text:list text:style-name="L2">
              <text:list-item>
                <text:p text:style-name="P21"><text:span text:style-name="T15">A </text:span><text:span text:style-name="T16">pre-Made</text:span><text:span text:style-name="T15"> </text:span><text:span text:style-name="T15">supplier </text:span><text:span text:style-name="T20">profile </text:span><text:span text:style-name="T15">and </text:span><text:span text:style-name="T15">represented </text:span><text:span text:style-name="T15">as </text:span><text:span text:style-name="T20">‘the </text:span><text:span text:style-name="T20">company </text:span><text:span text:style-name="T20">website’.</text:span></text:p>
              </text:list-item>
            </text:list>
          </draw:text-box>
        </draw:frame>
        <draw:frame draw:style-name="gr27" draw:text-style-name="P22" draw:layer="layout" svg:width="18.72cm" svg:height="0.696cm" svg:x="1.185cm" svg:y="13.258cm">
          <draw:text-box>
            <text:list text:style-name="L2">
              <text:list-item>
                <text:p text:style-name="P19"><text:span text:style-name="T15">Shop page </text:span><text:span text:style-name="T15">that has </text:span><text:span text:style-name="T16">popular </text:span><text:span text:style-name="T15">products and </text:span><text:span text:style-name="T16">suggestions </text:span><text:span text:style-name="T32">for the </text:span><text:span text:style-name="T32">customer </text:span><text:span text:style-name="T16">(recommenda</text:span><text:span text:style-name="T16">tions)</text:span><text:span text:style-name="T32">.</text:span></text:p>
              </text:list-item>
            </text:list>
          </draw:text-box>
        </draw:frame>
        <draw:frame draw:style-name="gr28" draw:text-style-name="P22" draw:layer="layout" svg:width="18.72cm" svg:height="0.696cm" svg:x="1.184cm" svg:y="12.318cm">
          <draw:text-box>
            <text:list text:style-name="L2">
              <text:list-item>
                <text:p text:style-name="P21"><text:span text:style-name="T21">A Hot list for </text:span><text:span text:style-name="T19">searching</text:span><text:span text:style-name="T21"> whole products Also </text:span><text:span text:style-name="T16">shows suggestions</text:span><text:span text:style-name="T21"> about trending searches.</text:span></text:p>
              </text:list-item>
            </text:list>
          </draw:text-box>
        </draw:frame>
        <draw:frame draw:style-name="gr29" draw:text-style-name="P28" draw:layer="layout" svg:width="20.221cm" svg:height="1.309cm" svg:x="0.854cm" svg:y="6.67cm">
          <draw:text-box>
            <text:p text:style-name="P19"><text:span text:style-name="T25">Now he is looking for </text:span><text:span text:style-name="T25">a challenging role, </text:span><text:span text:style-name="T25">Where he can </text:span><text:span text:style-name="T33">utilize</text:span><text:span text:style-name="T25"> </text:span><text:span text:style-name="T25">his skills and continue </text:span></text:p>
            <text:p text:style-name="P19"><text:span text:style-name="T25">learning and growing </text:span><text:span text:style-name="T25">as a developer.</text:span></text:p>
          </draw:text-box>
        </draw:frame>
        <draw:frame draw:style-name="gr30" draw:text-style-name="P29" draw:layer="layout" svg:width="13.431cm" svg:height="0.823cm" svg:x="1.811cm" svg:y="18.062cm">
          <draw:text-box>
            <text:p><text:span text:style-name="T34"><text:a xlink:href="https://www.coursera.org/specializations/software-design-architecture" xlink:type="simple">Software Design and Architecture Specialization</text:a></text:span></text:p>
          </draw:text-box>
        </draw:frame>
        <draw:frame draw:style-name="gr31" draw:text-style-name="P30" draw:layer="layout" svg:width="6.666cm" svg:height="0.657cm" svg:x="2.117cm" svg:y="18.567cm">
          <draw:text-box>
            <text:p text:style-name="P21"><text:span text:style-name="T35">Object-</text:span><text:span text:style-name="T35">Oriented </text:span><text:span text:style-name="T35">Design</text:span></text:p>
          </draw:text-box>
        </draw:frame>
        <draw:line draw:style-name="gr11" draw:text-style-name="P31" draw:layer="layout" svg:x1="3.91cm" svg:y1="17.571cm" svg:x2="20.367cm" svg:y2="17.581cm">
          <text:p/>
        </draw:line>
        <draw:frame draw:style-name="gr32" draw:text-style-name="P32" draw:layer="layout" svg:width="3.686cm" svg:height="0.633cm" svg:x="0.66cm" svg:y="17.603cm">
          <draw:text-box>
            <text:p text:style-name="P1"><text:span text:style-name="T36">Courses</text:span></text:p>
          </draw:text-box>
        </draw:frame>
        <draw:frame draw:style-name="gr33" draw:text-style-name="P33" draw:layer="layout" svg:width="4.155cm" svg:height="0.708cm" svg:x="0.656cm" svg:y="17.133cm">
          <draw:text-box>
            <text:p><text:span text:style-name="T37">Achievements</text:span></text:p>
          </draw:text-box>
        </draw:frame>
        <draw:line draw:style-name="gr34" draw:text-style-name="P34" draw:layer="layout" svg:x1="1.555cm" svg:y1="18.699cm" svg:x2="1.555cm" svg:y2="20.226cm">
          <text:p text:style-name="P11"><text:s/></text:p>
        </draw:line>
        <draw:frame draw:style-name="gr35" draw:text-style-name="P36" draw:layer="layout" svg:width="3.502cm" svg:height="0.717cm" svg:x="16.77cm" svg:y="18.578cm">
          <draw:text-box>
            <text:p text:style-name="P35"><text:span text:style-name="T38">(</text:span><text:span text:style-name="T39">Dec. <text:s/>2021)</text:span></text:p>
          </draw:text-box>
        </draw:frame>
        <draw:frame draw:style-name="gr35" draw:text-style-name="P38" draw:layer="layout" svg:width="2.338cm" svg:height="0.717cm" svg:x="11.737cm" svg:y="18.121cm">
          <draw:text-box>
            <text:p text:style-name="P37"><text:span text:style-name="T38">Coursera</text:span></text:p>
          </draw:text-box>
        </draw:frame>
        <draw:frame draw:style-name="gr31" draw:text-style-name="P30" draw:layer="layout" svg:width="6.666cm" svg:height="0.657cm" svg:x="2.117cm" svg:y="18.967cm">
          <draw:text-box>
            <text:p text:style-name="P19"><text:span text:style-name="T35">Design </text:span><text:span text:style-name="T35">Patterns</text:span></text:p>
          </draw:text-box>
        </draw:frame>
        <draw:frame draw:style-name="gr35" draw:text-style-name="P36" draw:layer="layout" svg:width="3.502cm" svg:height="0.717cm" svg:x="16.77cm" svg:y="18.978cm">
          <draw:text-box>
            <text:p text:style-name="P35"><text:span text:style-name="T38">(WIP</text:span><text:span text:style-name="T39">)</text:span></text:p>
          </draw:text-box>
        </draw:frame>
        <draw:frame draw:style-name="gr31" draw:text-style-name="P30" draw:layer="layout" svg:width="6.666cm" svg:height="0.657cm" svg:x="2.117cm" svg:y="19.367cm">
          <draw:text-box>
            <text:p text:style-name="P21"><text:span text:style-name="T35">Software </text:span><text:span text:style-name="T35">Architecture</text:span></text:p>
          </draw:text-box>
        </draw:frame>
        <draw:frame draw:style-name="gr35" draw:text-style-name="P36" draw:layer="layout" svg:width="3.502cm" svg:height="0.717cm" svg:x="16.77cm" svg:y="19.378cm">
          <draw:text-box>
            <text:p text:style-name="P35"><text:span text:style-name="T38">(WIP</text:span><text:span text:style-name="T39">)</text:span></text:p>
          </draw:text-box>
        </draw:frame>
        <draw:frame draw:style-name="gr31" draw:text-style-name="P30" draw:layer="layout" svg:width="6.666cm" svg:height="0.657cm" svg:x="2.117cm" svg:y="19.767cm">
          <draw:text-box>
            <text:p text:style-name="P21"><text:span text:style-name="T35">Service-</text:span><text:span text:style-name="T35">Oriented </text:span><text:span text:style-name="T35">Architecture</text:span></text:p>
          </draw:text-box>
        </draw:frame>
        <draw:frame draw:style-name="gr35" draw:text-style-name="P36" draw:layer="layout" svg:width="3.502cm" svg:height="0.717cm" svg:x="16.77cm" svg:y="19.778cm">
          <draw:text-box>
            <text:p text:style-name="P35"><text:span text:style-name="T38">(WIP</text:span><text:span text:style-name="T39">)</text:span></text:p>
          </draw:text-box>
        </draw:frame>
        <draw:frame draw:style-name="gr36" draw:text-style-name="P39" draw:layer="layout" svg:width="1.892cm" svg:height="0.696cm" svg:x="1.254cm" svg:y="16.405cm">
          <draw:text-box>
            <text:p text:style-name="P7"><text:span text:style-name="T40">Reactjs</text:span></text:p>
          </draw:text-box>
        </draw:frame>
        <draw:frame draw:style-name="gr36" draw:text-style-name="P40" draw:layer="layout" svg:width="2.699cm" svg:height="0.696cm" svg:x="4.192cm" svg:y="16.386cm">
          <draw:text-box>
            <text:p text:style-name="P7"><text:span text:style-name="T40">Typescript</text:span></text:p>
          </draw:text-box>
        </draw:frame>
        <draw:frame draw:style-name="gr36" draw:text-style-name="P39" draw:layer="layout" svg:width="1.766cm" svg:height="0.696cm" svg:x="2.911cm" svg:y="16.405cm">
          <draw:text-box>
            <text:p text:style-name="P7"><text:span text:style-name="T40">Redu</text:span><text:span text:style-name="T41">x</text:span></text:p>
          </draw:text-box>
        </draw:frame>
        <draw:frame draw:style-name="gr36" draw:text-style-name="P40" draw:layer="layout" svg:width="2.699cm" svg:height="0.696cm" svg:x="6.373cm" svg:y="16.409cm">
          <draw:text-box>
            <text:p text:style-name="P7"><text:span text:style-name="T40">Expressjs</text:span></text:p>
          </draw:text-box>
        </draw:frame>
        <draw:frame draw:style-name="gr36" draw:text-style-name="P41" draw:layer="layout" svg:width="2.699cm" svg:height="0.696cm" svg:x="8.432cm" svg:y="16.386cm">
          <draw:text-box>
            <text:p text:style-name="P7"><text:span text:style-name="T40">MongoDB</text:span></text:p>
          </draw:text-box>
        </draw:frame>
        <draw:frame draw:style-name="gr36" draw:text-style-name="P40" draw:layer="layout" svg:width="1.803cm" svg:height="0.696cm" svg:x="10.109cm" svg:y="16.386cm">
          <draw:text-box>
            <text:p text:style-name="P7"><text:span text:style-name="T40">Docker</text:span></text:p>
          </draw:text-box>
        </draw:frame>
        <draw:line draw:style-name="gr11" draw:text-style-name="P17" draw:layer="measurelines" svg:x1="3.184cm" svg:y1="3.408cm" svg:x2="20.367cm" svg:y2="3.408cm">
          <text:p/>
        </draw:line>
        <draw:line draw:style-name="gr11" draw:text-style-name="P31" draw:layer="layout" svg:x1="4.609cm" svg:y1="22.934cm" svg:x2="20.367cm" svg:y2="22.934cm">
          <text:p/>
        </draw:line>
        <draw:frame draw:style-name="gr37" draw:text-style-name="P42" draw:layer="layout" svg:width="3.556cm" svg:height="0.873cm" svg:x="1.829cm" svg:y="23.466cm">
          <draw:text-box>
            <text:p><text:span text:style-name="T42">Upwork</text:span></text:p>
          </draw:text-box>
        </draw:frame>
        <draw:frame draw:style-name="gr35" draw:text-style-name="P44" draw:layer="layout" svg:width="5.143cm" svg:height="0.717cm" svg:x="15.25cm" svg:y="23.559cm">
          <draw:text-box>
            <text:p text:style-name="P43"><text:span text:style-name="T43">Jun – 2019 : Sep <text:s/></text:span><text:span text:style-name="T43">- 2020 </text:span></text:p>
          </draw:text-box>
        </draw:frame>
        <draw:frame draw:style-name="gr38" draw:text-style-name="P45" draw:layer="layout" svg:width="5.225cm" svg:height="0.823cm" svg:x="1.86cm" svg:y="24.501cm">
          <draw:text-box>
            <text:p text:style-name="P21"><text:span text:style-name="T44">Web </text:span><text:span text:style-name="T44">Designer</text:span></text:p>
          </draw:text-box>
        </draw:frame>
        <draw:frame draw:style-name="gr39" draw:text-style-name="P46" draw:layer="layout" svg:width="3.031cm" svg:height="0.742cm" svg:x="4.062cm" svg:y="23.532cm">
          <draw:text-box>
            <text:p text:style-name="P21"><text:span text:style-name="T45">freelancing</text:span></text:p>
          </draw:text-box>
        </draw:frame>
        <draw:frame draw:style-name="gr31" draw:text-style-name="P47" draw:layer="layout" svg:width="4.145cm" svg:height="0.657cm" svg:x="1.828cm" svg:y="24.029cm">
          <draw:text-box>
            <text:p text:style-name="P21"><text:span text:style-name="T17"><text:a xlink:href="http://upwork.com/" xlink:type="simple">upwork.com</text:a></text:span></text:p>
          </draw:text-box>
        </draw:frame>
        <draw:frame draw:style-name="gr36" draw:text-style-name="P48" draw:layer="layout" svg:width="18.566cm" svg:height="0.696cm" svg:x="2.016cm" svg:y="25.108cm">
          <draw:text-box>
            <text:list text:style-name="L1">
              <text:list-item>
                <text:p text:style-name="P21"><text:span text:style-name="T46">Learned some </text:span><text:span text:style-name="T46">additional </text:span><text:span text:style-name="T46">communicati</text:span><text:span text:style-name="T46">on skills.</text:span></text:p>
              </text:list-item>
            </text:list>
          </draw:text-box>
        </draw:frame>
        <draw:frame draw:style-name="gr36" draw:text-style-name="P48" draw:layer="layout" svg:width="18.566cm" svg:height="0.696cm" svg:x="2.016cm" svg:y="25.508cm">
          <draw:text-box>
            <text:list text:style-name="L1">
              <text:list-item>
                <text:p text:style-name="P21"><text:span text:style-name="T46">Achieved </text:span><text:span text:style-name="T46">some </text:span><text:span text:style-name="T46">progress in </text:span><text:span text:style-name="T46">backend </text:span><text:span text:style-name="T46">technologies, </text:span><text:span text:style-name="T46">Because I </text:span><text:span text:style-name="T46">needed it to </text:span><text:span text:style-name="T46">finish some </text:span><text:span text:style-name="T46">projects.</text:span></text:p>
              </text:list-item>
            </text:list>
          </draw:text-box>
        </draw:frame>
        <draw:frame draw:style-name="gr36" draw:text-style-name="P48" draw:layer="layout" svg:width="18.566cm" svg:height="0.696cm" svg:x="2.016cm" svg:y="25.93cm">
          <draw:text-box>
            <text:list text:style-name="L1">
              <text:list-item>
                <text:p text:style-name="P21"><text:span text:style-name="T46">Became </text:span><text:span text:style-name="T46">aware of UI &amp; </text:span><text:span text:style-name="T46">UX more than </text:span><text:span text:style-name="T46">in the </text:span><text:span text:style-name="T46">beginning.</text:span></text:p>
              </text:list-item>
            </text:list>
          </draw:text-box>
        </draw:frame>
        <draw:frame draw:style-name="gr40" draw:text-style-name="P32" draw:layer="layout" svg:width="5.228cm" svg:height="0.751cm" svg:x="0.664cm" svg:y="23.003cm">
          <draw:text-box>
            <text:p text:style-name="P1"><text:span text:style-name="T36">Employment</text:span></text:p>
          </draw:text-box>
        </draw:frame>
        <draw:frame draw:style-name="gr16" draw:text-style-name="P33" draw:layer="layout" svg:width="4.155cm" svg:height="0.835cm" svg:x="0.66cm" svg:y="22.513cm">
          <draw:text-box>
            <text:p><text:span text:style-name="T37">Work </text:span><text:span text:style-name="T37">Experience</text:span></text:p>
          </draw:text-box>
        </draw:frame>
        <draw:frame draw:style-name="gr30" draw:text-style-name="P29" draw:layer="layout" svg:width="12.174cm" svg:height="0.823cm" svg:x="1.804cm" svg:y="20.155cm">
          <draw:text-box>
            <text:p><text:span text:style-name="T34"><text:a xlink:href="https://www.coursera.org/account/accomplishments/specialization/certificate/HYQT966DDFK6" xlink:type="simple">Programming with Google Go Specialization</text:a></text:span></text:p>
          </draw:text-box>
        </draw:frame>
        <draw:frame draw:style-name="gr31" draw:text-style-name="P30" draw:layer="layout" svg:width="6.666cm" svg:height="0.657cm" svg:x="2.11cm" svg:y="20.692cm">
          <draw:text-box>
            <text:p text:style-name="P21"><text:span text:style-name="T35"><text:a xlink:href="https://www.coursera.org/account/accomplishments/certificate/BKCFVNAFFKDN" xlink:type="simple">Getting started with go</text:a></text:span></text:p>
          </draw:text-box>
        </draw:frame>
        <draw:frame draw:style-name="gr41" draw:text-style-name="P49" draw:layer="layout" svg:width="9.188cm" svg:height="0.657cm" svg:x="2.11cm" svg:y="21.093cm">
          <draw:text-box>
            <text:p text:style-name="P19"><text:span text:style-name="T35"><text:a xlink:href="https://www.coursera.org/account/accomplishments/certificate/J5H8SCLC5ETH" xlink:type="simple">Function, methods, and interfaces in go</text:a></text:span></text:p>
          </draw:text-box>
        </draw:frame>
        <draw:frame draw:style-name="gr31" draw:text-style-name="P30" draw:layer="layout" svg:width="6.666cm" svg:height="0.657cm" svg:x="2.11cm" svg:y="21.494cm">
          <draw:text-box>
            <text:p text:style-name="P21"><text:span text:style-name="T35"><text:a xlink:href="https://www.coursera.org/account/accomplishments/certificate/W3DF8F9A7V9P" xlink:type="simple">Concurrency in go</text:a></text:span></text:p>
          </draw:text-box>
        </draw:frame>
        <draw:frame draw:style-name="gr35" draw:text-style-name="P36" draw:layer="layout" svg:width="3.502cm" svg:height="0.717cm" svg:x="16.776cm" svg:y="20.678cm">
          <draw:text-box>
            <text:p text:style-name="P43"><text:span text:style-name="T38">(</text:span><text:span text:style-name="T47">Nov. 2021)</text:span></text:p>
          </draw:text-box>
        </draw:frame>
        <draw:frame draw:style-name="gr35" draw:text-style-name="P50" draw:layer="layout" svg:width="4.059cm" svg:height="0.717cm" svg:x="16.219cm" svg:y="21.035cm">
          <draw:text-box>
            <text:p text:style-name="P43"><text:span text:style-name="T38">(Dec</text:span><text:span text:style-name="T39">. 2021)</text:span></text:p>
          </draw:text-box>
        </draw:frame>
        <draw:frame draw:style-name="gr35" draw:text-style-name="P50" draw:layer="layout" svg:width="4.059cm" svg:height="0.717cm" svg:x="16.22cm" svg:y="21.473cm">
          <draw:text-box>
            <text:p text:style-name="P35"><text:span text:style-name="T38">(Dec. </text:span><text:span text:style-name="T39">2021)</text:span></text:p>
          </draw:text-box>
        </draw:frame>
        <draw:frame draw:style-name="gr35" draw:text-style-name="P38" draw:layer="layout" svg:width="2.338cm" svg:height="0.717cm" svg:x="11.127cm" svg:y="20.218cm">
          <draw:text-box>
            <text:p text:style-name="P37"><text:span text:style-name="T38">Coursera</text:span></text:p>
          </draw:text-box>
        </draw:frame>
        <draw:frame draw:style-name="gr42" draw:text-style-name="P29" draw:layer="layout" svg:width="15.084cm" svg:height="0.742cm" svg:x="1.791cm" svg:y="21.91cm">
          <draw:text-box>
            <text:p><text:span text:style-name="T34"><text:a xlink:href="https://udemy-certificate.s3.amazonaws.com/image/UC-4110ab59-cacd-4447-9c42-b015ee9c419c.jpg" xlink:type="simple">NestJS Zero to Hero - Modern TypeScript Back-end Development</text:a></text:span></text:p>
          </draw:text-box>
        </draw:frame>
        <draw:frame draw:style-name="gr35" draw:text-style-name="P36" draw:layer="layout" svg:width="3.502cm" svg:height="0.717cm" svg:x="16.763cm" svg:y="21.95cm">
          <draw:text-box>
            <text:p text:style-name="P43"><text:span text:style-name="T38">(Jan. 2023</text:span><text:span text:style-name="T47">)</text:span></text:p>
          </draw:text-box>
        </draw:frame>
        <draw:frame draw:style-name="gr35" draw:text-style-name="P38" draw:layer="layout" svg:width="2.338cm" svg:height="0.717cm" svg:x="15.103cm" svg:y="21.943cm">
          <draw:text-box>
            <text:p text:style-name="P37"><text:span text:style-name="T38">Udemy</text:span></text:p>
          </draw:text-box>
        </draw:frame>
        <draw:custom-shape draw:style-name="gr43" draw:text-style-name="P51" draw:layer="layout" svg:width="0.175cm" svg:height="0.181cm" svg:x="1.46cm" svg:y="18.3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51" draw:layer="layout" svg:width="0.175cm" svg:height="0.181cm" svg:x="1.46cm" svg:y="20.3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4" draw:text-style-name="P52" draw:layer="layout" svg:x1="1.555cm" svg:y1="20.77cm" svg:x2="1.555cm" svg:y2="21.976cm">
          <text:p/>
        </draw:line>
        <draw:custom-shape draw:style-name="gr43" draw:text-style-name="P51" draw:layer="layout" svg:width="0.175cm" svg:height="0.181cm" svg:x="1.46cm" svg:y="22.1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4" draw:text-style-name="P52" draw:layer="layout" svg:x1="1.555cm" svg:y1="24.119cm" svg:x2="1.555cm" svg:y2="26.347cm">
          <text:p/>
        </draw:line>
        <draw:custom-shape draw:style-name="gr43" draw:text-style-name="P51" draw:layer="layout" svg:width="0.175cm" svg:height="0.181cm" svg:x="1.46cm" svg:y="23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53" draw:layer="layout" svg:width="3.556cm" svg:height="0.873cm" svg:x="1.905cm" svg:y="26.425cm">
          <draw:text-box>
            <text:p><text:span text:style-name="T42">Military</text:span></text:p>
          </draw:text-box>
        </draw:frame>
        <draw:frame draw:style-name="gr35" draw:text-style-name="P44" draw:layer="layout" svg:width="5.143cm" svg:height="0.717cm" svg:x="15.287cm" svg:y="26.576cm">
          <draw:text-box>
            <text:p text:style-name="P43"><text:span text:style-name="T43">Jan – 2022 : Mar </text:span><text:span text:style-name="T43"><text:s/>- 2023 </text:span></text:p>
          </draw:text-box>
        </draw:frame>
        <draw:frame draw:style-name="gr45" draw:text-style-name="P45" draw:layer="layout" svg:width="5.225cm" svg:height="0.823cm" svg:x="1.897cm" svg:y="27.628cm">
          <draw:text-box>
            <text:p text:style-name="P21"><text:span text:style-name="T44">Fullstack </text:span><text:span text:style-name="T44">developer</text:span></text:p>
          </draw:text-box>
        </draw:frame>
        <draw:frame draw:style-name="gr46" draw:text-style-name="P54" draw:layer="layout" svg:width="9.256cm" svg:height="0.742cm" svg:x="4.14cm" svg:y="26.539cm">
          <draw:text-box>
            <text:p text:style-name="P19"><text:span text:style-name="T48">Military service </text:span><text:span text:style-name="T48">life time</text:span></text:p>
          </draw:text-box>
        </draw:frame>
        <draw:frame draw:style-name="gr47" draw:text-style-name="P55" draw:layer="layout" svg:width="19.062cm" svg:height="1.263cm" svg:x="1.875cm" svg:y="28.243cm">
          <draw:text-box>
            <text:p text:style-name="P21"><text:span text:style-name="T49">Played full role, I </text:span><text:span text:style-name="T49">built quite several </text:span><text:span text:style-name="T49">projects, </text:span><text:span text:style-name="T49">front&amp;back end. </text:span><text:span text:style-name="T49">Most of the time I </text:span><text:span text:style-name="T49">was dealing with </text:span><text:span text:style-name="T50">MSSQL server</text:span><text:span text:style-name="T49">, </text:span><text:span text:style-name="T50">Sqlite</text:span><text:span text:style-name="T49"> on top of </text:span><text:span text:style-name="T50">NodeJS</text:span><text:span text:style-name="T49">, and </text:span><text:span text:style-name="T50">Reactjs</text:span><text:span text:style-name="T49">.</text:span></text:p>
          </draw:text-box>
        </draw:frame>
        <draw:frame draw:style-name="gr31" draw:text-style-name="P47" draw:layer="layout" svg:width="4.145cm" svg:height="0.657cm" svg:x="1.865cm" svg:y="27.042cm">
          <draw:text-box>
            <text:p text:style-name="P21"><text:span text:style-name="T17"><text:a xlink:href="https://test.com/" xlink:type="simple">External resource</text:a></text:span></text:p>
          </draw:text-box>
        </draw:frame>
        <draw:line draw:style-name="gr44" draw:text-style-name="P52" draw:layer="layout" svg:x1="1.567cm" svg:y1="27.16cm" svg:x2="1.567cm" svg:y2="29.713cm">
          <text:p/>
        </draw:line>
        <draw:custom-shape draw:style-name="gr43" draw:text-style-name="P51" draw:layer="layout" svg:width="0.175cm" svg:height="0.181cm" svg:x="1.472cm" svg:y="26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4" draw:layer="layout" svg:width="0.466cm" svg:height="0.466cm" svg:x="2.998cm" svg:y="9.042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DFDB867622CE44BB.png" xlink:type="simple" xlink:show="embed" xlink:actuate="onLoad" draw:mime-type="image/png"/>
        </draw:frame>
        <draw:frame draw:style-name="gr9" draw:text-style-name="P14" draw:layer="layout" svg:width="0.466cm" svg:height="0.466cm" svg:x="9.424cm" svg:y="9.653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DFDB867622CE44BB.png" xlink:type="simple" xlink:show="embed" xlink:actuate="onLoad" draw:mime-type="image/png"/>
        </draw:frame>
        <draw:frame draw:style-name="gr9" draw:text-style-name="P14" draw:layer="layout" svg:width="0.466cm" svg:height="0.466cm" svg:x="11.589cm" svg:y="18.163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DFDB867622CE44BB.png" xlink:type="simple" xlink:show="embed" xlink:actuate="onLoad" draw:mime-type="image/png"/>
        </draw:frame>
        <draw:frame draw:style-name="gr9" draw:text-style-name="P14" draw:layer="layout" svg:width="0.466cm" svg:height="0.466cm" svg:x="10.889cm" svg:y="20.278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DFDB867622CE44BB.png" xlink:type="simple" xlink:show="embed" xlink:actuate="onLoad" draw:mime-type="image/png"/>
        </draw:frame>
        <draw:frame draw:style-name="gr9" draw:text-style-name="P14" draw:layer="layout" svg:width="0.466cm" svg:height="0.466cm" svg:x="15.007cm" svg:y="22.029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DFDB867622CE44BB.png" xlink:type="simple" xlink:show="embed" xlink:actuate="onLoad" draw:mime-type="image/png"/>
        </draw:frame>
        <draw:frame draw:style-name="gr9" draw:text-style-name="P14" draw:layer="layout" svg:width="0.466cm" svg:height="0.466cm" svg:x="5.924cm" svg:y="27.137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DFDB867622CE44BB.png" xlink:type="simple" xlink:show="embed" xlink:actuate="onLoad" draw:mime-type="image/png"/>
        </draw:frame>
        <draw:frame draw:style-name="gr9" draw:text-style-name="P14" draw:layer="layout" svg:width="0.466cm" svg:height="0.466cm" svg:x="4.391cm" svg:y="24.109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DFDB867622CE44BB.png" xlink:type="simple" xlink:show="embed" xlink:actuate="onLoad" draw:mime-type="image/png"/>
        </draw:frame>
      </draw:page>
      <draw:page draw:name="page2" draw:style-name="dp1" draw:master-page-name="Default">
        <draw:frame draw:style-name="gr48" draw:text-style-name="P53" draw:layer="layout" svg:width="8.388cm" svg:height="0.78cm" svg:x="1.158cm" svg:y="4.946cm">
          <draw:text-box>
            <text:p><text:span text:style-name="T51">UNIVERSITY </text:span><text:span text:style-name="T51">OF SADAT </text:span><text:span text:style-name="T51">CITY</text:span></text:p>
          </draw:text-box>
        </draw:frame>
        <draw:frame draw:style-name="gr49" draw:text-style-name="P56" draw:layer="layout" svg:width="3.031cm" svg:height="0.742cm" svg:x="1.448cm" svg:y="6.147cm">
          <draw:text-box>
            <text:p text:style-name="P21"><text:span text:style-name="T52">Law student</text:span></text:p>
          </draw:text-box>
        </draw:frame>
        <draw:frame draw:style-name="gr31" draw:text-style-name="P47" draw:layer="layout" svg:width="4.145cm" svg:height="0.657cm" svg:x="1.464cm" svg:y="5.531cm">
          <draw:text-box>
            <text:p text:style-name="P21"><text:span text:style-name="T17"><text:a xlink:href="http://law.usc.edu.eg/ar" xlink:type="simple">law.usc.edu.eg/ar</text:a></text:span></text:p>
          </draw:text-box>
        </draw:frame>
        <draw:line draw:style-name="gr11" draw:text-style-name="P31" draw:layer="layout" svg:x1="3.237cm" svg:y1="4.27cm" svg:x2="20.367cm" svg:y2="4.27cm">
          <text:p/>
        </draw:line>
        <draw:frame draw:style-name="gr16" draw:text-style-name="P33" draw:layer="layout" svg:width="4.155cm" svg:height="0.835cm" svg:x="0.698cm" svg:y="3.817cm">
          <draw:text-box>
            <text:p><text:span text:style-name="T37">Education</text:span></text:p>
          </draw:text-box>
        </draw:frame>
        <draw:frame draw:style-name="gr35" draw:text-style-name="P44" draw:layer="layout" svg:width="3.502cm" svg:height="0.717cm" svg:x="16.702cm" svg:y="4.985cm">
          <draw:text-box>
            <text:p text:style-name="P43"><text:span text:style-name="T43">2017 - 2021</text:span></text:p>
          </draw:text-box>
        </draw:frame>
        <draw:frame draw:style-name="gr40" draw:text-style-name="P32" draw:layer="layout" svg:width="2.431cm" svg:height="0.751cm" svg:x="0.691cm" svg:y="4.275cm">
          <draw:text-box>
            <text:p text:style-name="P1"><text:span text:style-name="T36">Academic</text:span></text:p>
          </draw:text-box>
        </draw:frame>
        <draw:frame draw:style-name="gr50" draw:text-style-name="P57" draw:layer="layout" svg:width="7.385cm" svg:height="0.742cm" svg:x="1.012cm" svg:y="7.639cm">
          <draw:text-box>
            <text:p text:style-name="P21"><text:span text:style-name="T53">Languages:</text:span></text:p>
          </draw:text-box>
        </draw:frame>
        <draw:frame draw:style-name="gr51" draw:text-style-name="P58" draw:layer="layout" svg:width="8.182cm" svg:height="0.742cm" svg:x="1.717cm" svg:y="8.236cm">
          <draw:text-box>
            <text:p text:style-name="P21"><text:span text:style-name="T54">Arabic <text:s text:c="2"/></text:span><text:span text:style-name="T52">native</text:span></text:p>
          </draw:text-box>
        </draw:frame>
        <draw:frame draw:style-name="gr52" draw:text-style-name="P58" draw:layer="layout" svg:width="8.436cm" svg:height="0.742cm" svg:x="1.712cm" svg:y="8.839cm">
          <draw:text-box>
            <text:p text:style-name="P21"><text:span text:style-name="T55">English <text:s/></text:span><text:span text:style-name="T56">B2</text:span></text:p>
          </draw:text-box>
        </draw:frame>
        <draw:frame draw:style-name="gr53" draw:text-style-name="P58" draw:layer="layout" svg:width="7.674cm" svg:height="0.742cm" svg:x="1.712cm" svg:y="9.439cm">
          <draw:text-box>
            <text:p text:style-name="P21"><text:span text:style-name="T55">Deutsch <text:s text:c="2"/></text:span><text:span text:style-name="T56">A2</text:span></text:p>
          </draw:text-box>
        </draw:frame>
        <draw:frame draw:style-name="gr54" draw:text-style-name="P57" draw:layer="layout" svg:width="6.876cm" svg:height="0.742cm" svg:x="1.012cm" svg:y="10.039cm">
          <draw:text-box>
            <text:p text:style-name="P21"><text:span text:style-name="T53">More useful </text:span><text:span text:style-name="T53">links:</text:span></text:p>
          </draw:text-box>
        </draw:frame>
        <draw:line draw:style-name="gr55" draw:text-style-name="P59" draw:layer="layout" svg:x1="2.504cm" svg:y1="7.125cm" svg:x2="20.367cm" svg:y2="7.125cm">
          <text:p text:style-name="P11"><text:span text:style-name="T57"><text:s/></text:span></text:p>
        </draw:line>
        <draw:frame draw:style-name="gr56" draw:text-style-name="P32" draw:layer="layout" svg:width="2.421cm" svg:height="0.797cm" svg:x="0.701cm" svg:y="7.13cm">
          <draw:text-box>
            <text:p text:style-name="P1"><text:span text:style-name="T58">More Info</text:span></text:p>
          </draw:text-box>
        </draw:frame>
        <draw:frame draw:style-name="gr16" draw:text-style-name="P33" draw:layer="layout" svg:width="2.108cm" svg:height="0.835cm" svg:x="0.697cm" svg:y="6.696cm">
          <draw:text-box>
            <text:p><text:span text:style-name="T37">Extras</text:span></text:p>
          </draw:text-box>
        </draw:frame>
        <draw:frame draw:style-name="gr57" draw:text-style-name="P60" draw:layer="layout" svg:width="13.482cm" svg:height="0.742cm" svg:x="1.769cm" svg:y="10.65cm">
          <draw:text-box>
            <text:p text:style-name="P19"><text:span text:style-name="T59">@salihcodev</text:span><text:span text:style-name="T60"> </text:span><text:span text:style-name="T61"><text:s text:c="4"/></text:span><text:span text:style-name="T61"><text:a xlink:href="https://www.github.com/salihcodev" xlink:type="simple">Github</text:a></text:span><text:span text:style-name="T62">, </text:span><text:span text:style-name="T62"><text:a xlink:href="https://www.linkedin.com/in/salihcodev" xlink:type="simple">Linkedin</text:a></text:span><text:span text:style-name="T62">, </text:span><text:span text:style-name="T62"><text:a xlink:href="https://www.twitter.com/salihcodev" xlink:type="simple">Twitter</text:a></text:span><text:span text:style-name="T62">, </text:span><text:span text:style-name="T62"><text:a xlink:href="https://www.facebook.com/salihcodev" xlink:type="simple">Facebook</text:a></text:span></text:p>
          </draw:text-box>
        </draw:frame>
        <draw:frame draw:style-name="gr58" draw:text-style-name="P61" draw:layer="layout" svg:width="18.566cm" svg:height="1.141cm" svg:x="1.98cm" svg:y="0.069cm">
          <draw:text-box>
            <text:list text:style-name="L1">
              <text:list-item>
                <text:p text:style-name="P19"><text:span text:style-name="T63">Office </text:span><text:span text:style-name="T63">Archive App –</text:span><text:span text:style-name="T64"> </text:span><text:span text:style-name="T65">Worked on </text:span><text:span text:style-name="T65">full functional </text:span><text:span text:style-name="T65">archive can </text:span><text:span text:style-name="T66">CRUD</text:span><text:span text:style-name="T65"> fax, </text:span><text:span text:style-name="T65">And view </text:span><text:span text:style-name="T65">some </text:span><text:span text:style-name="T65">managerial </text:span><text:span text:style-name="T65">stuff also</text:span><text:span text:style-name="T67">. All </text:span><text:span text:style-name="T67">that depends </text:span><text:span text:style-name="T67">on </text:span><text:span text:style-name="T68">year, </text:span><text:span text:style-name="T68">stage, </text:span><text:span text:style-name="T67"><text:s/>and </text:span><text:span text:style-name="T69">fax </text:span><text:span text:style-name="T69">title</text:span><text:span text:style-name="T67"> or soldier </text:span><text:span text:style-name="T69">name</text:span><text:span text:style-name="T67">.</text:span></text:p>
              </text:list-item>
            </text:list>
          </draw:text-box>
        </draw:frame>
        <draw:frame draw:style-name="gr36" draw:text-style-name="P61" draw:layer="layout" svg:width="18.566cm" svg:height="0.696cm" svg:x="1.98cm" svg:y="2.946cm">
          <draw:text-box>
            <text:list text:style-name="L1">
              <text:list-item>
                <text:p text:style-name="P19"><text:span text:style-name="T63">Interview </text:span><text:span text:style-name="T63">Panel –</text:span><text:span text:style-name="T64"> </text:span><text:span text:style-name="T65">Built a </text:span><text:span text:style-name="T65">dashboard to </text:span><text:span text:style-name="T66">View, Collect, <text:s/></text:span><text:span text:style-name="T66">Edit, </text:span><text:span text:style-name="T65">and </text:span><text:span text:style-name="T66">Delete </text:span><text:span text:style-name="T67">soldier </text:span><text:span text:style-name="T67">profile.</text:span></text:p>
              </text:list-item>
            </text:list>
          </draw:text-box>
        </draw:frame>
        <draw:frame draw:style-name="gr58" draw:text-style-name="P61" draw:layer="layout" svg:width="18.566cm" svg:height="1.141cm" svg:x="1.98cm" svg:y="1.984cm">
          <draw:text-box>
            <text:list text:style-name="L1">
              <text:list-item>
                <text:p text:style-name="P21"><text:span text:style-name="T70">Solider </text:span><text:span text:style-name="T70">Examiner –</text:span><text:span text:style-name="T71"> </text:span><text:span text:style-name="T46">Rebuilt</text:span><text:span text:style-name="T72"> exam </text:span><text:span text:style-name="T72">app, which </text:span><text:span text:style-name="T72">has questions </text:span><text:span text:style-name="T72">that helps to </text:span><text:span text:style-name="T72">measure </text:span><text:span text:style-name="T72">Psychological</text:span><text:span text:style-name="T72">, Sexual, and </text:span><text:span text:style-name="T72">religious </text:span><text:span text:style-name="T72">deviations.</text:span></text:p>
              </text:list-item>
            </text:list>
          </draw:text-box>
        </draw:frame>
        <draw:frame draw:style-name="gr58" draw:text-style-name="P61" draw:layer="layout" svg:width="18.566cm" svg:height="1.141cm" svg:x="1.98cm" svg:y="1.005cm">
          <draw:text-box>
            <text:list text:style-name="L1">
              <text:list-item>
                <text:p text:style-name="P21"><text:span text:style-name="T70">Leader </text:span><text:span text:style-name="T70">Assistant –</text:span><text:span text:style-name="T71"> </text:span><text:span text:style-name="T72">Developed an </text:span><text:span text:style-name="T72">app helps the </text:span><text:span text:style-name="T72">leader to </text:span><text:span text:style-name="T72">assign </text:span><text:span text:style-name="T72">orders, track </text:span><text:span text:style-name="T72">requests, and </text:span><text:span text:style-name="T72">can response </text:span><text:span text:style-name="T72">back for </text:span><text:span text:style-name="T72">requests </text:span><text:span text:style-name="T69">approve</text:span><text:span text:style-name="T72">, </text:span><text:span text:style-name="T69">wait</text:span><text:span text:style-name="T72"> </text:span><text:span text:style-name="T72">or just </text:span><text:span text:style-name="T69">delete</text:span><text:span text:style-name="T72"> </text:span><text:span text:style-name="T72">it quitely.</text:span></text:p>
              </text:list-item>
            </text:list>
          </draw:text-box>
        </draw:frame>
        <draw:line draw:style-name="gr44" draw:text-style-name="P52" draw:layer="layout" svg:x1="1.542cm" svg:y1="-0.221cm" svg:x2="1.542cm" svg:y2="3.599cm">
          <text:p/>
        </draw:line>
        <draw:frame draw:style-name="gr9" draw:text-style-name="P14" draw:layer="layout" svg:width="0.466cm" svg:height="0.466cm" svg:x="5.497cm" svg:y="5.626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DFDB867622CE44BB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antasque iCursive Dk" svg:font-family="'Fantasque iCursive Dk'" style:font-pitch="variable"/>
    <style:font-face style:name="FreeSans" svg:font-family="FreeSans" style:font-family-generic="system" style:font-pitch="variable"/>
    <style:font-face style:name="Futura PT" svg:font-family="'Futura PT'" style:font-pitch="variable"/>
    <style:font-face style:name="Futura PT Bold" svg:font-family="'Futura PT Bold'" style:font-pitch="variable"/>
    <style:font-face style:name="Futura PT Demi" svg:font-family="'Futura PT Demi'" style:font-pitch="variable"/>
    <style:font-face style:name="Futura PT1" svg:font-family="'Futura PT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erriweather" svg:font-family="Merriweather" style:font-pitch="variable"/>
    <style:font-face style:name="Merriweather Black" svg:font-family="'Merriweather Black'" style:font-adornments="Black" style:font-pitch="variable"/>
    <style:font-face style:name="Merriweather Black1" svg:font-family="'Merriweather Black'" style:font-pitch="variable"/>
    <style:font-face style:name="Merriweather1" svg:font-family="Merriweather" style:font-adornments="Bold" style:font-pitch="variable"/>
    <style:font-face style:name="Noto Sans" svg:font-family="'Noto Sans'" style:font-family-generic="roman" style:font-pitch="variable"/>
    <style:font-face style:name="Operator Mono Lig Book" svg:font-family="'Operator Mono Lig Book'" style:font-pitch="variable"/>
    <style:font-face style:name="Operator Mono Lig Book1" svg:font-family="'Operator Mono Lig Book'" style:font-pitch="fixed"/>
    <style:font-face style:name="Ubuntu Medium" svg:font-family="'Ubuntu Medium'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18679" draw:marker-start-width="0.2cm" draw:marker-start-center="false" draw:marker-end-width="0.2cm" draw:marker-end-center="false" draw:fill="solid" draw:fill-color="#1c1c1c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3-23T18:37:53.685836109</meta:creation-date>
    <meta:generator>LibreOffice/7.3.7.2$Linux_X86_64 LibreOffice_project/30$Build-2</meta:generator>
    <dc:date>2023-01-31T16:17:33.091845925</dc:date>
    <meta:editing-duration>P3DT17H52M</meta:editing-duration>
    <meta:editing-cycles>700</meta:editing-cycles>
    <meta:document-statistic meta:object-count="118"/>
  </office:meta>
</office:document-meta>
</file>